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51fe7" officeooo:paragraph-rsid="00151fe7" style:font-size-asian="10.5pt"/>
    </style:style>
    <style:style style:name="P2" style:family="paragraph" style:parent-style-name="Standard">
      <style:text-properties fo:language="el" fo:country="GR" officeooo:rsid="0015e465" officeooo:paragraph-rsid="0015e465" style:font-size-asian="10.5pt"/>
    </style:style>
    <style:style style:name="P3" style:family="paragraph" style:parent-style-name="Standard">
      <style:text-properties fo:language="el" fo:country="GR" officeooo:rsid="00180bbf" officeooo:paragraph-rsid="00180bbf" style:font-size-asian="10.5pt"/>
    </style:style>
    <style:style style:name="P4" style:family="paragraph" style:parent-style-name="Standard">
      <style:text-properties fo:language="el" fo:country="GR" officeooo:rsid="0019f71e" officeooo:paragraph-rsid="0019f71e" style:font-size-asian="10.5pt"/>
    </style:style>
    <style:style style:name="T1" style:family="text">
      <style:text-properties officeooo:rsid="0016c287"/>
    </style:style>
    <style:style style:name="T2" style:family="text">
      <style:text-properties officeooo:rsid="0019f71e"/>
    </style:style>
    <style:style style:name="T3" style:family="text">
      <style:text-properties officeooo:rsid="001ee9c6"/>
    </style:style>
    <style:style style:name="T4" style:family="text">
      <style:text-properties officeooo:rsid="001f9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Ό</text:span>νομα: Αντ<text:span text:style-name="T3">ώ</text:span>νης Καλαμ<text:span text:style-name="T3">ά</text:span>κης</text:p>
      <text:p text:style-name="P1">sdi: sdi1800056</text:p>
      <text:p text:style-name="P1"/>
      <text:p text:style-name="P1">Στα πρ<text:span text:style-name="T3">ώ</text:span>τα 4 β<text:span text:style-name="T3">ή</text:span>ματα απλ<text:span text:style-name="T3">ά</text:span> ακολο<text:span text:style-name="T3">ύ</text:span>θησα τις οδηγ<text:span text:style-name="T3">ί</text:span>ες που <text:span text:style-name="T3">έ</text:span>δινε η εκφ<text:span text:style-name="T3">ώ</text:span>νηση για την δημιουργ<text:span text:style-name="T3">ί</text:span>α <text:span text:style-name="T3">των </text:span>συναρτ<text:span text:style-name="T3">ή</text:span>σεων για την επεξεργασ<text:span text:style-name="T3">ί</text:span>α των δεδομ<text:span text:style-name="T3">έ</text:span>νων του Controller, επ<text:span text:style-name="T3">έ</text:span>κταση των <text:span text:style-name="T3">ή</text:span>δη υπ<text:span text:style-name="T3">ά</text:span>ρχων struct <text:span text:style-name="T2">και για την</text:span> δημιουργ<text:span text:style-name="T3">ί</text:span>α ενος καιν<text:span text:style-name="T3">ού</text:span>ργιου ΑΤΔ το οπο<text:span text:style-name="T3">ί</text:span>ο το <text:span text:style-name="T3">έ</text:span>φτιαξα σε ενα ν<text:span text:style-name="T3">έ</text:span>ο αρχε<text:span text:style-name="T3">ίο</text:span>.</text:p>
      <text:p text:style-name="P1"/>
      <text:p text:style-name="P2">Για το <text:span text:style-name="T3">πέ</text:span>μπτο β<text:span text:style-name="T3">ήμ</text:span>α δημι<text:span text:style-name="T3">ού</text:span>ργησα 2 <text:span text:style-name="T3">πί</text:span>νακες με πλ<text:span text:style-name="T3">ή</text:span>θος <text:span text:style-name="T3">ό</text:span>σο δ<text:span text:style-name="T3">ί</text:span>νει ο χρ<text:span text:style-name="T3">ή</text:span>στης(size) και τ<text:span text:style-name="T3">ύ</text:span>πο δεδομ<text:span text:style-name="T3">έ</text:span>ν<text:span text:style-name="T2">ω</text:span>ν <text:span text:style-name="T3">έ</text:span>ναν με τους ελεγκτ<text:span text:style-name="T3">έ</text:span>ς(TController) και <text:span text:style-name="T3">έ</text:span>ναν για τις ουρ<text:span text:style-name="T3">έ</text:span>ς(TOuras) αυτ<text:span text:style-name="T3">ό</text:span> βο<text:span text:style-name="T3">ή</text:span>θησε γιατ<text:span text:style-name="T3">ί</text:span> με αυτ<text:span text:style-name="T3">ό</text:span> μπορ<text:span text:style-name="T3">ώ</text:span> να επεξεργ<text:span text:style-name="T3">ά</text:span>ζομαι κ<text:span text:style-name="T3">ά</text:span>θε Controller και <text:s/>Ουρ<text:span text:style-name="T3">ά</text:span> με επαναλ<text:span text:style-name="T3">ή</text:span>ψεις απο 0 εως το size, για την ε<text:span text:style-name="T3">ύ</text:span>ρεση της μικρ<text:span text:style-name="T3">ό</text:span>τερης ουρ<text:span text:style-name="T3">ά</text:span>ς <text:span text:style-name="T3">έ</text:span>κανα μια while απο το 0 εως το size, σ<text:span text:style-name="T3">ύγ</text:span>κρινα κ<text:span text:style-name="T3">ά</text:span>θε φορ<text:span text:style-name="T3">ά</text:span> το Countin των ουρ<text:span text:style-name="T3">ώ</text:span>ν και για την μικρ<text:span text:style-name="T3">ό</text:span>τερη, αποθηκ<text:span text:style-name="T3">εύ</text:span>ω το index της σε μια μεταβλ<text:span text:style-name="T3">ή</text:span>τη(z) τ<text:span text:style-name="T3">έ</text:span>λος προσθ<text:span text:style-name="T3">έ</text:span>τω στην ουρ<text:span text:style-name="T3">ά</text:span> με index z τον καινο<text:span text:style-name="T3">ύ</text:span>ργιο π<text:span text:style-name="T3">ε</text:span>λ<text:span text:style-name="T3">ά</text:span>τη και ανεβ<text:span text:style-name="T3">ά</text:span>ζω το Countin της ουρ<text:span text:style-name="T3">ά</text:span>ς[z] κατα ενα. <text:span text:style-name="T1">Μετά με ουσιαστικά κάνω μια επανάλυψη και “ανανεώνω” τις τιμές του κάθε Controller. Τέλος εμφανίζω τα δεδομένα κάθε Controller με την τελική επανάληψη.</text:span></text:p>
      <text:p text:style-name="P2"/>
      <text:p text:style-name="P3">Οδηγ<text:span text:style-name="T3">ί</text:span>ες χρ<text:span text:style-name="T3">ή</text:span>σης: </text:p>
      <text:p text:style-name="P3"><text:tab/>-make</text:p>
      <text:p text:style-name="P3"><text:tab/>-./run</text:p>
      <text:p text:style-name="P3"><text:tab/>Δι<text:span text:style-name="T3">ά</text:span>ταξη δεδομ<text:span text:style-name="T3">έ</text:span>νων εισ<text:span text:style-name="T3">ό</text:span>δου:</text:p>
      <text:p text:style-name="P3"><text:tab/>Units of time</text:p>
      <text:p text:style-name="P3"><text:tab/>\n</text:p>
      <text:p text:style-name="P3"><text:tab/><text:span text:style-name="T3">Π</text:span>ιθαν<text:span text:style-name="T3">ό</text:span>τητα <text:span text:style-name="T3">ά</text:span>φι<text:span text:style-name="T3">ξ</text:span>ης</text:p>
      <text:p text:style-name="P3"><text:tab/>\n</text:p>
      <text:p text:style-name="P3"><text:tab/>Ελ<text:span text:style-name="T3">ά</text:span>χιστος χ<text:span text:style-name="T3">ρό</text:span>νος εξυπηρ<text:span text:style-name="T3">έ</text:span>τησης</text:p>
      <text:p text:style-name="P3"><text:tab/>\n</text:p>
      <text:p text:style-name="P3"><text:tab/>Μ<text:span text:style-name="T3">έ</text:span>γιστος χρ<text:span text:style-name="T3">ό</text:span>νος εξυπηρ<text:span text:style-name="T3">έ</text:span>τησης</text:p>
      <text:p text:style-name="P3"><text:tab/>\n</text:p>
      <text:p text:style-name="P3"><text:tab/>Πλ<text:span text:style-name="T3">ή</text:span>θος ου<text:span text:style-name="T3">ρώ</text:span>ν/Controllers</text:p>
      <text:p text:style-name="P3"><text:tab/>\n</text:p>
      <text:p text:style-name="P3"/>
      <text:p text:style-name="P4">Περιβ<text:span text:style-name="T3">ά</text:span>λλον Υλοπο<text:span text:style-name="T3">ί</text:span>ησης και Δοκιμ<text:span text:style-name="T3">ώ</text:span>ν: Atom text editor σε Linux Elementary OS με gcc και δοκιμ<text:span text:style-name="T3">ά</text:span>στηκε στ<text:span text:style-name="T4">ον gcc των</text:span> Linux συστ<text:span text:style-name="T4">η</text:span>μ<text:span text:style-name="T4">ά</text:span>τ<text:span text:style-name="T4">ων</text:span> του εργαστιρ<text:span text:style-name="T3">ί</text:span>ου της σχολη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30:13.950026785</meta:creation-date>
    <dc:date>2019-03-22T18:38:13.143495957</dc:date>
    <meta:editing-duration>PT21M2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16" meta:character-count="1355" meta:non-whitespace-character-count="1143"/>
  </office:meta>
</office:document-meta>
</file>